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6288b"/>
    </style:style>
    <style:style style:name="T37" style:family="text">
      <style:text-properties officeooo:rsid="004c1e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6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gsub, index, int, length, log, match, rand, srand, sin, split, substr, sqrt, sub, tolower, toupper</text:p>
      <text:p text:style-name="P29">Not Implemented: close, system. <text:span text:style-name="T37">Both</text:span><text:span text:style-name="T18"> h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2</meta:editing-cycles>
    <meta:creation-date>2008-08-22T11:41:04</meta:creation-date>
    <dc:date>2022-09-30T16:46:28.566775117</dc:date>
    <meta:editing-duration>PT15H42M46S</meta:editing-duration>
    <meta:document-statistic meta:table-count="0" meta:image-count="0" meta:object-count="0" meta:page-count="3" meta:paragraph-count="72" meta:word-count="808" meta:character-count="5319" meta:non-whitespace-character-count="4576"/>
  </office:meta>
</office:document-meta>
</file>